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</style:style>
    <style:style style:name="P2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</style:style>
    <style:style style:name="P3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style:page-number="1">
        <style:tab-stops>
          <style:tab-stop style:position="0.25in"/>
        </style:tab-stops>
      </style:paragraph-properties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84d54" fo:font-size="9pt" style:font-size-asian="9pt" style:font-size-complex="9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10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11" style:family="paragraph" style:parent-style-name="Standard" style:list-style-name="WWNum1">
      <style:paragraph-properties fo:margin-left="0.5in" fo:margin-right="0.0626in" fo:text-indent="-0.25in" style:auto-text-indent="false"/>
    </style:style>
    <style:style style:name="P12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padding="0in" fo:border="none" fo:keep-with-next="auto"/>
    </style:style>
    <style:style style:name="P13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padding="0in" fo:border="none" fo:keep-with-next="auto">
        <style:tab-stops>
          <style:tab-stop style:position="0.25in"/>
        </style:tab-stops>
      </style:paragraph-properties>
    </style:style>
    <style:style style:name="P14" style:family="paragraph" style:parent-style-name="Standard">
      <style:paragraph-properties fo:margin-left="0in" fo:margin-right="0.0626in" fo:text-indent="0in" style:auto-text-indent="false"/>
    </style:style>
    <style:style style:name="P15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style:font-name="Arial" fo:font-size="11pt" style:font-name-asian="Arial1" style:font-size-asian="11pt" style:font-name-complex="Arial1" style:font-size-complex="11pt"/>
    </style:style>
    <style:style style:name="T6" style:family="text">
      <style:text-properties fo:color="#333333" style:font-name="Consolas" fo:background-color="#f8f8f8" loext:char-shading-value="0" style:font-name-asian="Consolas1" style:font-name-complex="Consolas1"/>
    </style:style>
    <style:style style:name="T7" style:family="text">
      <style:text-properties fo:color="#333333" style:font-name="Consolas" fo:font-size="7pt" fo:background-color="#f8f8f8" loext:char-shading-value="0" style:font-name-asian="Consolas1" style:font-size-asian="7pt" style:font-name-complex="Consolas1" style:font-size-complex="7pt"/>
    </style:style>
    <style:style style:name="T8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9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10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11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12" style:family="text">
      <style:text-properties fo:color="#999988" style:font-name="Consolas" fo:font-size="7pt" fo:font-style="italic" fo:background-color="#f8f8f8" loext:char-shading-value="0" style:font-name-asian="Consolas1" style:font-size-asian="7pt" style:font-style-asian="italic" style:font-name-complex="Consolas1" style:font-size-complex="7pt"/>
    </style:style>
    <style:style style:name="T13" style:family="text">
      <style:text-properties fo:color="#dd1144" style:font-name="Consolas" fo:font-size="7pt" fo:background-color="#f8f8f8" loext:char-shading-value="0" style:font-name-asian="Consolas1" style:font-size-asian="7pt" style:font-name-complex="Consolas1" style:font-size-complex="7pt"/>
    </style:style>
    <style:style style:name="T14" style:family="text">
      <style:text-properties fo:color="#990073" style:font-name="Consolas" fo:font-size="7pt" fo:background-color="#f8f8f8" loext:char-shading-value="0" style:font-name-asian="Consolas1" style:font-size-asian="7pt" style:font-name-complex="Consolas1" style:font-size-complex="7pt"/>
    </style:style>
    <style:style style:name="T15" style:family="text">
      <style:text-properties fo:color="#008080" style:font-name="Consolas" fo:font-size="7pt" fo:background-color="#f8f8f8" loext:char-shading-value="0" style:font-name-asian="Consolas1" style:font-size-asian="7pt" style:font-name-complex="Consolas1" style:font-size-complex="7pt"/>
    </style:style>
    <style:style style:name="T16" style:family="text">
      <style:text-properties fo:color="#999999" style:font-name="Consolas" fo:font-size="7pt" fo:font-weight="bold" fo:background-color="#f8f8f8" loext:char-shading-value="0" style:font-name-asian="Consolas1" style:font-size-asian="7pt" style:font-weight-asian="bold" style:font-name-complex="Consolas1" style:font-size-complex="7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Kubernetes”</text:span></text:p>
      <text:p text:style-name="P1"><draw:rect text:anchor-type="as-char" style:rel-width="100%" draw:z-index="1" draw:style-name="gr1" draw:text-style-name="P16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6">kubectl apply -f “fichero.yaml”</text:span></text:p>
          </table:table-cell>
        </table:table-row>
      </table:table>
      <text:list xml:id="list361255907" text:style-name="WWNum1">
        <text:list-item>
          <text:p text:style-name="P11"><text:span text:style-name="T8">Aplica en Kubernetes la configuración especificada en “fichero.yaml”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<text:span text:style-name="T6">kubectl create deployment midespliegue --image=sergarb1/flaskparakubernetes --port=5000 </text:span></text:p>
          </table:table-cell>
        </table:table-row>
      </table:table>
      <text:list xml:id="list145058555969815" text:continue-numbering="true" text:style-name="WWNum1">
        <text:list-item>
          <text:p text:style-name="P11"><text:span text:style-name="T8">Crea un despliegue basado en una imagen dada y en el puerto 5000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<text:span text:style-name="T6">kubectl expose deployment midespliegue --type=LoadBalancer --name=midespliegue-http</text:span></text:p>
          </table:table-cell>
        </table:table-row>
      </table:table>
      <text:list xml:id="list145057626024185" text:continue-numbering="true" text:style-name="WWNum1">
        <text:list-item>
          <text:p text:style-name="P11"><text:span text:style-name="T8">Crea un servicio de tipo “LoadBalancer” exponeniendo “midespliegue”.</text:span>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<text:span text:style-name="T6">kubectl get pods; kubectl get services; kubectl get deployments</text:span></text:p>
          </table:table-cell>
        </table:table-row>
      </table:table>
      <text:list xml:id="list145058709063936" text:continue-numbering="true" text:style-name="WWNum1">
        <text:list-item>
          <text:p text:style-name="P11"><text:span text:style-name="T8">Muestra información de pods, servicios o despliegues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"><text:span text:style-name="T6">kubectl scale deployment midespliegue --replicas=3</text:span></text:p>
          </table:table-cell>
        </table:table-row>
      </table:table>
      <text:list xml:id="list145057694075967" text:continue-numbering="true" text:style-name="WWNum1">
        <text:list-item>
          <text:p text:style-name="P11"><text:span text:style-name="T8">Escala horizontalmente un despliegue a 3 réplicas.</text:span>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<text:span text:style-name="T6">kubectl autoscale deployment midespliegue --min=5 --max=10</text:span></text:p>
          </table:table-cell>
        </table:table-row>
      </table:table>
      <text:list xml:id="list145057488347753" text:continue-numbering="true" text:style-name="WWNum1">
        <text:list-item>
          <text:p text:style-name="P11"><text:span text:style-name="T8">Configura autoescalado horizontal, aceptando entre 5 y 10 réplicas.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><text:span text:style-name="T6">kubectl delete pod/deployment/service/autoscale nombre</text:span></text:p>
          </table:table-cell>
        </table:table-row>
      </table:table>
      <text:list xml:id="list145057446187535" text:continue-numbering="true" text:style-name="WWNum1">
        <text:list-item>
          <text:p text:style-name="P11"><text:span text:style-name="T8">Permite eliminar un pod, despliegue, servicio o autoescalado.</text:span></text:p>
        </text:list-item>
      </text:list>
      <text:p text:style-name="P2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Principales comandos de “MniKube”</text:span></text:p>
      <text:p text:style-name="P1"><draw:rect text:anchor-type="as-char" style:rel-width="100%" draw:z-index="2" draw:style-name="gr1" draw:text-style-name="P16" svg:width="0.0012in" svg:height="0.0213in"><text:p/></draw:rect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"><text:span text:style-name="T6">minikube start</text:span></text:p>
          </table:table-cell>
        </table:table-row>
      </table:table>
      <text:list xml:id="list145057379729079" text:continue-numbering="true" text:style-name="WWNum1">
        <text:list-item>
          <text:p text:style-name="P11"><text:span text:style-name="T8">Inicia la máquina virtual que contiene MiniKube y pone el cluster Kubernetes en marcha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"><text:span text:style-name="T6">minikube service miservicio</text:span></text:p>
          </table:table-cell>
        </table:table-row>
      </table:table>
      <text:list xml:id="list145058422837173" text:continue-numbering="true" text:style-name="WWNum1">
        <text:list-item>
          <text:p text:style-name="P11"><text:span text:style-name="T8">Nos permite acceder a un servicio dentro de MiniKube desde la máquina local.</text:span></text:p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"><text:span text:style-name="T6">minikube tunnel</text:span></text:p>
          </table:table-cell>
        </table:table-row>
      </table:table>
      <text:list xml:id="list145058847813971" text:continue-numbering="true" text:style-name="WWNum1">
        <text:list-item>
          <text:p text:style-name="P11"><text:span text:style-name="T8">Mientras esté en ejecución, expone un servicio dentro de MiniKube a la máquina local</text:span></text:p>
        </text:list-item>
      </text:list>
      <text:p text:style-name="P13"><draw:frame draw:style-name="fr1" draw:name="Image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de fichero YAML despliegue/servicio/persistencia con Kubernetes </text:span></text:p>
      <text:p text:style-name="P12"><draw:rect text:anchor-type="as-char" style:rel-width="100%" draw:z-index="3" draw:style-name="gr1" draw:text-style-name="P16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5"><text:span text:style-name="T12">#Definimos la información del servicio</text:span><text:span text:style-name="T7"><text:line-break/>apiVersion: </text:span><text:span text:style-name="T13">v1</text:span><text:span text:style-name="T7"><text:line-break/>kind: </text:span><text:span text:style-name="T13">Service</text:span><text:span text:style-name="T7"><text:line-break/>metadata:<text:line-break/> <text:s/>name: </text:span><text:span text:style-name="T13">wordpress</text:span><text:span text:style-name="T7"><text:line-break/> <text:s/>labels:<text:line-break/><text:tab/>app: </text:span><text:span text:style-name="T13">wordpress</text:span><text:span text:style-name="T7"><text:line-break/>spec:<text:line-break/> <text:s/>ports:<text:line-break/><text:tab/></text:span><text:span text:style-name="T12">#El servicio se expone en el puerto 80</text:span><text:span text:style-name="T7"><text:line-break/><text:tab/></text:span><text:span text:style-name="T14">-</text:span><text:span text:style-name="T7"> port: </text:span><text:span text:style-name="T15">80</text:span><text:span text:style-name="T7"><text:line-break/> <text:s/>selector:<text:line-break/><text:tab/>app: </text:span><text:span text:style-name="T13">wordpress</text:span><text:span text:style-name="T7"><text:line-break/><text:tab/>tier: </text:span><text:span text:style-name="T13">frontend</text:span><text:span text:style-name="T7"><text:line-break/> <text:s/></text:span><text:span text:style-name="T12">#Aplicamos balanceo de carga para facilitar su escalado horizontal</text:span><text:span text:style-name="T7"><text:line-break/> <text:s/>type: </text:span><text:span text:style-name="T13">LoadBalancer</text:span><text:span text:style-name="T7"><text:line-break/></text:span><text:span text:style-name="T16">---</text:span><text:span text:style-name="T7"><text:line-break/></text:span><text:span text:style-name="T12">#Definimos un volumen persistente</text:span><text:span text:style-name="T7"><text:line-break/>apiVersion: </text:span><text:span text:style-name="T13">v1</text:span><text:span text:style-name="T7"><text:line-break/>kind: </text:span><text:span text:style-name="T13">PersistentVolumeClaim</text:span><text:span text:style-name="T7"><text:line-break/>metadata:<text:line-break/> <text:s/>name: </text:span><text:span text:style-name="T13">wp-pv-claim</text:span><text:span text:style-name="T7"><text:line-break/> <text:s/>labels:<text:line-break/><text:tab/>app: </text:span><text:span text:style-name="T13">wordpress</text:span><text:span text:style-name="T7"><text:line-break/>spec:<text:line-break/> <text:s/></text:span><text:span text:style-name="T12">#Indica que solo puede ser montado para lectura/escritura por un nodo. Para el resto lectura.</text:span><text:span text:style-name="T7"><text:line-break/> <text:s/></text:span><text:span text:style-name="T12">#En este caso, se usa para modificar un fichero de configuración.</text:span><text:span text:style-name="T7"><text:line-break/> <text:s/>accessModes:<text:line-break/><text:tab/></text:span><text:span text:style-name="T14">-</text:span><text:span text:style-name="T7"> </text:span><text:span text:style-name="T13">ReadWriteOnce</text:span><text:span text:style-name="T7"><text:line-break/> <text:s/>resources:<text:line-break/><text:tab/>requests:<text:line-break/> <text:s/><text:tab/>storage: </text:span><text:span text:style-name="T15">20</text:span><text:span text:style-name="T13">Gi</text:span><text:span text:style-name="T7"><text:line-break/></text:span><text:span text:style-name="T16">---</text:span><text:span text:style-name="T7"><text:line-break/></text:span><text:span text:style-name="T12">#definimos el despliegue</text:span><text:span text:style-name="T7"><text:line-break/>apiVersion: </text:span><text:span text:style-name="T13">apps/v1</text:span><text:span text:style-name="T7"><text:line-break/>kind: </text:span><text:span text:style-name="T13">Deployment</text:span><text:span text:style-name="T7"><text:line-break/>metadata:<text:line-break/> <text:s/>name: </text:span><text:span text:style-name="T13">wordpress</text:span><text:span text:style-name="T7"><text:line-break/> <text:s/>labels:<text:line-break/><text:tab/>app: </text:span><text:span text:style-name="T13">wordpress</text:span><text:span text:style-name="T7"><text:line-break/>spec:<text:line-break/> <text:s/>selector:<text:line-break/><text:tab/>matchLabels:<text:line-break/> <text:s/><text:tab/>app: </text:span><text:span text:style-name="T13">wordpress</text:span><text:span text:style-name="T7"><text:line-break/> <text:s/><text:tab/>tier: </text:span><text:span text:style-name="T13">frontend</text:span><text:span text:style-name="T7"><text:line-break/> <text:s/>strategy:<text:line-break/><text:tab/>type: </text:span><text:span text:style-name="T13">Recreate</text:span><text:span text:style-name="T7"><text:line-break/> <text:s/>template:<text:line-break/><text:tab/>metadata:<text:line-break/> <text:s/><text:tab/>labels:<text:line-break/> <text:s text:c="3"/><text:tab/>app: </text:span><text:span text:style-name="T13">wordpress</text:span><text:span text:style-name="T7"><text:line-break/> <text:s text:c="3"/><text:tab/>tier: </text:span><text:span text:style-name="T13">frontend</text:span><text:span text:style-name="T7"><text:line-break/><text:tab/>spec:<text:line-break/> <text:s/><text:tab/></text:span><text:span text:style-name="T12">#Imagen</text:span><text:span text:style-name="T7"><text:line-break/> <text:s/><text:tab/>containers:<text:line-break/> <text:s/><text:tab/></text:span><text:span text:style-name="T14">-</text:span><text:span text:style-name="T7"> image: wordpress:4.8-apache<text:line-break/> <text:s text:c="3"/><text:tab/>name: </text:span><text:span text:style-name="T13">wordpress</text:span><text:span text:style-name="T7"><text:line-break/> <text:s text:c="3"/><text:tab/></text:span><text:span text:style-name="T12">#Indicamos variables de entorno</text:span><text:span text:style-name="T7"><text:line-break/> <text:s text:c="3"/><text:tab/>env:<text:line-break/> <text:s text:c="3"/><text:tab/></text:span><text:span text:style-name="T14">-</text:span><text:span text:style-name="T7"> name: </text:span><text:span text:style-name="T13">WORDPRESS_DB_HOST</text:span><text:span text:style-name="T7"><text:line-break/> <text:s text:c="5"/><text:tab/>value: </text:span><text:span text:style-name="T13">wordpress-mysql</text:span><text:span text:style-name="T7"><text:line-break/> <text:s text:c="3"/><text:tab/></text:span><text:span text:style-name="T14">-</text:span><text:span text:style-name="T7"> name: </text:span><text:span text:style-name="T13">WORDPRESS_DB_PASSWORD</text:span><text:span text:style-name="T7"><text:line-break/> <text:s text:c="5"/><text:tab/>value: </text:span><text:span text:style-name="T13">CEFIREdocker</text:span><text:span text:style-name="T7"><text:line-break/> <text:s text:c="3"/><text:tab/>ports:<text:line-break/> <text:s text:c="3"/><text:tab/></text:span><text:span text:style-name="T14">-</text:span><text:span text:style-name="T7"> containerPort: </text:span><text:span text:style-name="T15">80</text:span><text:span text:style-name="T7"><text:line-break/> <text:s text:c="5"/><text:tab/>name: </text:span><text:span text:style-name="T13">wordpress</text:span><text:span text:style-name="T7"><text:line-break/> <text:s text:c="3"/><text:tab/>volumeMounts:<text:line-break/> <text:s text:c="3"/><text:tab/></text:span><text:span text:style-name="T14">-</text:span><text:span text:style-name="T7"> name: </text:span><text:span text:style-name="T13">wordpress-persistent-storage</text:span><text:span text:style-name="T7"><text:line-break/> <text:s text:c="5"/><text:tab/>mountPath: </text:span><text:span text:style-name="T13">/var/www/html</text:span><text:span text:style-name="T7"><text:line-break/> <text:s/><text:tab/>volumes:<text:line-break/> <text:s/><text:tab/></text:span><text:span text:style-name="T14">-</text:span><text:span text:style-name="T7"> name: </text:span><text:span text:style-name="T13">wordpress-persistent-storage</text:span><text:span text:style-name="T7"><text:line-break/> <text:s text:c="3"/><text:tab/>persistentVolumeClaim:<text:line-break/> <text:s text:c="5"/><text:tab/>claimName: </text:span><text:span text:style-name="T13">wp-pv-claim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.png" text:anchor-type="as-char" svg:width="0.7866in" svg:height="0.6701in" draw:z-index="4"><draw:image xlink:href="Pictures/10000201000001500000011FBE4E8662154E7B36.png" xlink:type="simple" xlink:show="embed" xlink:actuate="onLoad" loext:mime-type="image/png"/></draw:frame><text:span text:style-name="MT1">Cheatsheet Docker</text:span><draw:frame draw:style-name="Mfr2" draw:name="image2.png" text:anchor-type="char" svg:x="6.4898in" svg:y="0.3228in" svg:width="1.0091in" svg:height="0.3535in" draw:z-index="0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Unidad 08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image-count="5" meta:object-count="0" meta:page-count="1" meta:paragraph-count="29" meta:word-count="355" meta:character-count="2882" meta:non-whitespace-character-count="2396"/>
    <meta:generator>LibreOfficeDev/6.0.5.2$Linux_X86_64 LibreOffice_project/</meta:generator>
  </office:meta>
</office:document-meta>
</file>